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99ccff" draw:opacity="100%" draw:textarea-horizontal-align="justify" draw:textarea-vertical-align="middle" draw:auto-grow-height="false" fo:min-height="1.991cm" fo:min-width="5.5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99" draw:textarea-horizontal-align="justify" draw:textarea-vertical-align="middle" draw:auto-grow-height="false" fo:min-height="2.392cm" fo:min-width="2.142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Rounded_20_large_20_Arrow" draw:marker-end-width="0.379cm" draw:fill="none" draw:textarea-vertical-align="botto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53cm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loext:graphic-properties draw:fill-color="#99ccff" draw:opacity="100%"/>
      <style:paragraph-properties fo:text-align="center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6pt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5cm" svg:height="2.541cm" svg:x="5.845cm" svg:y="24.26cm">
          <text:p text:style-name="P1"><text:span text:style-name="T1">BroadcastFileO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3.81cm" svg:height="3.81cm" svg:x="18.545cm" svg:y="16.005cm">
          <text:p text:style-name="P3"><text:span text:style-name="T2">JSON-Date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12.195cm" svg:y1="25.53cm" svg:x2="20.45cm" svg:y2="19.815cm" draw:start-shape="id1" draw:start-glue-point="1" draw:end-shape="id2" draw:end-glue-point="8" svg:d="M12195 25530h8255v-5715" svg:viewBox="0 0 8256 5716">
          <text:p text:style-name="P5"><text:span text:style-name="T2">beobachtet</text:span></text:p>
        </draw:connector>
        <draw:custom-shape draw:style-name="gr1" draw:text-style-name="P2" xml:id="id3" draw:id="id3" draw:layer="layout" svg:width="6.35cm" svg:height="2.541cm" svg:x="5.845cm" svg:y="19.179cm">
          <text:p text:style-name="P1"><text:span text:style-name="T1">AccountListHandler-</text:span></text:p>
          <text:p text:style-name="P1"><text:span text:style-name="T1">Load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6.35cm" svg:height="2.541cm" svg:x="5.845cm" svg:y="14.1cm">
          <text:p text:style-name="P1"><text:span text:style-name="T1">AccountListHand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6.35cm" svg:height="2.541cm" svg:x="10.29cm" svg:y="7.749cm">
          <text:p text:style-name="P1"><text:span text:style-name="T1">AccountListAdap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6.35cm" svg:height="2.541cm" svg:x="10.29cm" svg:y="2.669cm">
          <text:p text:style-name="P1"><text:span text:style-name="T1">AccountListActivit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6.35cm" svg:height="2.541cm" svg:x="1.4cm" svg:y="7.749cm">
          <text:p text:style-name="P1"><text:span text:style-name="T1">AccountListAdapter-</text:span></text:p>
          <text:p text:style-name="P1"><text:span text:style-name="T1">ViewHold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6.35cm" svg:height="2.541cm" svg:x="1.4cm" svg:y="2.67cm">
          <text:p text:style-name="P1"><text:span text:style-name="T1">RecyclerVie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.27cm" svg:height="1.27cm" svg:x="15.332cm" svg:y="22.99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6" draw:layer="layout" svg:x1="9.02cm" svg:y1="24.26cm" svg:x2="9.02cm" svg:y2="21.72cm" draw:start-shape="id1" draw:start-glue-point="0" draw:end-shape="id3" draw:end-glue-point="2" svg:d="M9020 24260v-2540" svg:viewBox="0 0 1 2541">
          <text:p text:style-name="P5"><text:span text:style-name="T2">benachrichtigt</text:span></text:p>
        </draw:connector>
        <draw:connector draw:style-name="gr6" draw:text-style-name="P8" draw:layer="layout" draw:type="curve" draw:line-skew="5.05cm" svg:x1="12.195cm" svg:y1="20.449cm" svg:x2="12.195cm" svg:y2="15.37cm" draw:start-shape="id3" draw:start-glue-point="1" draw:end-shape="id4" draw:end-glue-point="1" svg:d="M12195 20449c8367 0 8367-5079 0-5079" svg:viewBox="0 0 6276 5080">
          <text:p text:style-name="P5"><text:span text:style-name="T2">Lädt Datei und parst </text:span></text:p>
          <text:p text:style-name="P5"><text:span text:style-name="T2">ihren Inhalt</text:span></text:p>
        </draw:connector>
        <draw:connector draw:style-name="gr5" draw:text-style-name="P8" draw:layer="layout" draw:type="curve" draw:line-skew="2.805cm" svg:x1="13.465cm" svg:y1="10.29cm" svg:x2="4.575cm" svg:y2="10.29cm" draw:start-shape="id5" draw:start-glue-point="2" draw:end-shape="id6" draw:end-glue-point="2" svg:d="M13465 10290c0 4998-8890 4998-8890 0" svg:viewBox="0 0 8891 3750">
          <text:p text:style-name="P5"><text:span text:style-name="T2">Holt relevante Daten und </text:span></text:p>
          <text:p text:style-name="P5"><text:span text:style-name="T2">befüllt </text:span><text:span text:style-name="T3">ViewHolder</text:span><text:span text:style-name="T2"> damit</text:span></text:p>
        </draw:connector>
        <draw:connector draw:style-name="gr5" draw:text-style-name="P6" draw:layer="layout" svg:x1="4.575cm" svg:y1="5.211cm" svg:x2="4.575cm" svg:y2="7.749cm" draw:start-shape="id7" draw:start-glue-point="2" draw:end-shape="id6" draw:end-glue-point="0" svg:d="M4575 5211v2538" svg:viewBox="0 0 1 2539">
          <text:p text:style-name="P5"><text:span text:style-name="T2">Zeigt an</text:span></text:p>
        </draw:connector>
        <draw:connector draw:style-name="gr5" draw:text-style-name="P6" draw:layer="layout" draw:line-skew="-0.741cm" svg:x1="13.465cm" svg:y1="2.669cm" svg:x2="4.575cm" svg:y2="2.67cm" draw:start-shape="id8" draw:start-glue-point="0" draw:end-shape="id7" draw:end-glue-point="0" svg:d="M13465 2669v-1269h-8890v1270" svg:viewBox="0 0 8891 1271">
          <text:p text:style-name="P5"><text:span text:style-name="T2">beinhaltet</text:span></text:p>
        </draw:connector>
        <draw:custom-shape draw:style-name="gr4" draw:text-style-name="P7" draw:layer="layout" svg:width="1.27cm" svg:height="1.27cm" svg:x="8.385cm" svg:y="17.275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7" draw:layer="layout" svg:width="1.27cm" svg:height="1.27cm" svg:x="8.385cm" svg:y="8.385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7" draw:layer="layout" svg:width="1.27cm" svg:height="1.27cm" svg:x="8.385cm" svg:y="3.305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749cm" fo:page-height="28.1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0:48:25.560643586</meta:creation-date>
    <dc:date>2018-01-06T16:36:54.157951152</dc:date>
    <meta:editing-duration>PT1H5M52S</meta:editing-duration>
    <meta:editing-cycles>7</meta:editing-cycles>
    <meta:generator>LibreOffice/5.1.6.2$Linux_X86_64 LibreOffice_project/10m0$Build-2</meta:generator>
    <meta:document-statistic meta:object-count="18"/>
  </office:meta>
</office:document-meta>
</file>